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000000855D5A92997BF5538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0.001cm" svg:height="25cm" draw:z-index="0"><draw:image xlink:href="Pictures/100000000000066000000855D5A92997BF5538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7:04:27.762101810</meta:creation-date>
    <dc:date>2020-11-09T07:06:00.277936493</dc:date>
    <meta:editing-duration>PT1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